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0.29mm"/>
    </style:style>
    <style:style style:name="Table66.D" style:family="table-column">
      <style:table-column-properties style:column-width="50.4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Heading_20_2" style:master-page-name="First_20_Page">
      <style:paragraph-properties style:page-number="auto" fo:break-before="pag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font-name="Arial" fo:font-size="10.5pt" style:font-name-complex="DejaVu Sans1"/>
    </style:style>
    <style:style style:name="T6"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763746720861855201" text:style-name="Outline">
        <text:list-item>
          <text:list>
            <text:list-item>
              <text:h text:style-name="P5" text:outline-level="2"><text:bookmark text:name="_trigger"/>TRIGger</text:h>
            </text:list-item>
          </text:list>
        </text:list-item>
      </text:list>
      <text:p text:style-name="Standard">The <text:span text:style-name="T6">BB3</text:span>'s triggering system allows a change in output voltage, current or start internal data logging when receiving a trigger from selected source. Triggering the <text:span text:style-name="T6">BB3</text:span> is a multi-step process and consists of the following steps:</text:p>
      <text:list xml:id="list6070173248338552044" text:style-name="List_20_1">
        <text:list-item>
          <text:p text:style-name="List_20_1_20_Start">An output has to be selected (the INSTrument:SELect command) following by configuring the <text:span text:style-name="T5">BB3</text:span> for the triggered output level by using CURRent:TRIGgered and VOLTage:TRIGgered commands.</text:p>
        </text:list-item>
        <text:list-item>
          <text:p text:style-name="List_20_1">The source from which the <text:span text:style-name="T5">BB3</text:span> will accept the trigger must be specified. The <text:span text:style-name="T5">BB3</text:span>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text:span text:style-name="T5">BB3</text:span>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Starts the trigger immediately</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row>
          <table:table-cell table:style-name="Table65.A2" office:value-type="string">
            <text:p text:style-name="scpi1">:DLOG</text:p>
          </table:table-cell>
          <table:table-cell table:style-name="Table65.A2" office:value-type="string">
            <text:p text:style-name="P2"/>
          </table:table-cell>
        </table:table-row>
        <table:table-row>
          <table:table-cell table:style-name="Table65.A2" office:value-type="string">
            <text:p text:style-name="scpi2"><text:a xlink:type="simple" xlink:href="#trig_dlog" text:style-name="Internet_20_link" text:visited-style-name="Visited_20_Internet_20_Link">[:IMMediate]</text:a></text:p>
          </table:table-cell>
          <table:table-cell table:style-name="Table65.A2" office:value-type="string">
            <text:p text:style-name="P2"/>
          </table:table-cell>
        </table:table-row>
        <table:table-row>
          <table:table-cell table:style-name="Table65.A11" office:value-type="string">
            <text:p text:style-name="scpi3"><text:a xlink:type="simple" xlink:href="#trig_dlog_sour" text:style-name="Internet_20_link" text:visited-style-name="Visited_20_Internet_20_Link">:SOURce {&lt;source&gt;}</text:a></text:p>
          </table:table-cell>
          <table:table-cell table:style-name="Table65.A11" office:value-type="string">
            <text:p text:style-name="P2">Sets the internal data logger trigger source</text:p>
          </table:table-cell>
        </table:table-row>
      </table:table>
      <text:list xml:id="list1504734176" text:continue-list="list7763746720861855201"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TRIGger[:SEQuence][:IMMediate]</text:p>
          </table:table-cell>
        </table:table-row>
        <table:table-row>
          <table:table-cell table:style-name="Table2.A1" office:value-type="string">
            <text:p text:style-name="Default_5f_nt2">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Default_5f_nt2"><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Default_5f_nt2">Related Commands</text:p>
          </table:table-cell>
          <table:table-cell table:style-name="Table2.A1" office:value-type="string">
            <text:p text:style-name="Standard">*TRG</text:p>
          </table:table-cell>
        </table:table-row>
      </table:table>
      <text:list xml:id="list1345329360"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RIGger[:SEQuence]:DELay {&lt;delay&gt;}</text:p>
            <text:p text:style-name="cmd_5f_root">TRIGger[:SEQuence]:DELay?</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eripheral module output.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1">&lt;delay&gt;</text:p>
          </table:table-cell>
          <table:table-cell table:style-name="Table1.A1" office:value-type="string">
            <text:p text:style-name="P3">NR1|Discrete</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Default_5f_nt2">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Default_5f_nt2"><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253314837"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channels condition when LIST execution is not prematurely stopped (e.g. with ABORt command or by user action). </text:p>
            <text:p text:style-name="P2">Use [SOURce[&lt;n&gt;]]:LIST:COUNt to set finite number of LIST loops.</text:p>
          </table:table-cell>
          <table:covered-table-cell/>
          <table:covered-table-cell/>
          <table:covered-table-cell/>
        </table:table-row>
        <table:table-row>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condition&gt;</text:p>
          </table:table-cell>
          <table:table-cell table:style-name="Table4.A1" office:value-type="string">
            <text:p text:style-name="P3">Discrete</text:p>
          </table:table-cell>
          <table:table-cell table:style-name="Table4.A1" office:value-type="string">
            <text:p text:style-name="P4">OFF|FIRSt|LAST|STANdby</text:p>
          </table:table-cell>
          <table:table-cell table:style-name="Table4.A1" office:value-type="string">
            <text:p text:style-name="P3">OFF</text:p>
          </table:table-cell>
        </table:table-row>
        <table:table-row>
          <table:table-cell table:style-name="Table4.A1" office:value-type="string">
            <text:p text:style-name="Default_5f_nt2">Return</text:p>
          </table:table-cell>
          <table:table-cell table:style-name="Table4.A1" table:number-columns-spanned="4" office:value-type="string">
            <text:p text:style-name="P1">The query command returns the programmed exit condition.</text:p>
          </table:table-cell>
          <table:covered-table-cell/>
          <table:covered-table-cell/>
          <table:covered-table-cell/>
        </table:table-row>
        <table:table-row>
          <table:table-cell table:style-name="Table4.A1" office:value-type="string">
            <text:p text:style-name="Default_5f_nt2"><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833545650"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2">This command selects the source from which the <text:span text:style-name="T6">BB3</text:span> will accept a trigger.</text:p>
            <text:list xml:id="list985241412" text:continue-list="list6070173248338552044" text:style-name="List_20_1">
              <text:list-item>
                <text:p text:style-name="List_20_1_20_Start">BUS – enables LAN and serial (via USB)<text:span text:style-name="T1"> triggering using the *TRG command.</text:span></text:p>
              </text:list-item>
              <text:list-item>
                <text:p text:style-name="List_20_1">IMMediate – the <text:span text:style-name="T5">BB3</text:span>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text:p>
              </text:list-item>
            </text:list>
            <text:p text:style-name="P2">When the trigger source is set to BUS, the *WAI command can ensure the synchronization. After executing the *WAI command, the <text:span text:style-name="T6">BB3</text:span>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text:span text:style-name="T4">TRIGger[:SEQuence][:IMMediate] </text:span>command.</text:p>
            <text:p text:style-name="P2"/>
            <text:p text:style-name="note">The APPLy command automatically sets the source to IMMedi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MAN|PIN1|PIN2</text:p>
          </table:table-cell>
          <table:table-cell table:style-name="Table66.A1" office:value-type="string">
            <text:p text:style-name="P3">–</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Default_5f_nt2"><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2">TRIGger[:SEQuence][:IMMediate]</text:p>
          </table:table-cell>
          <table:covered-table-cell/>
          <table:covered-table-cell/>
          <table:covered-table-cell/>
        </table:table-row>
      </table:table>
      <text:list xml:id="list126526917" text:continue-list="list1833545650" text:style-name="Outline">
        <text:list-item>
          <text:list>
            <text:list-item>
              <text:list>
                <text:list-item>
                  <text:h text:style-name="Heading_20_3" text:outline-level="3"><text:bookmark text:name="trig_dlog"/>TRIGger:DLOG[:IMMediat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TRIGger:DLOG[:IMMediate]</text:p>
          </table:table-cell>
        </table:table-row>
        <table:table-row>
          <table:table-cell table:style-name="Table3.A1" office:value-type="string">
            <text:p text:style-name="Default_5f_nt2">Description</text:p>
          </table:table-cell>
          <table:table-cell table:style-name="Table3.A1" office:value-type="string">
            <text:p text:style-name="P2">The command sends an immediate trigger signal to the data logger. This will trigger the internal data log session regardless of the selected trigger source. You must initiate (see the INIT:DLOG command) the data logger before you trigger it.</text:p>
          </table:table-cell>
        </table:table-row>
        <table:table-row>
          <table:table-cell table:style-name="Table3.A1" office:value-type="string">
            <text:p text:style-name="Default_5f_nt2"><text:span text:style-name="T3">Usage</text:span><text:span text:style-name="T2"> </text:span><text:span text:style-name="T3">example</text:span></text:p>
          </table:table-cell>
          <table:table-cell table:style-name="Table3.A1" office:value-type="string">
            <text:p text:style-name="cmd_5f_code">TRIG:DLOG</text:p>
          </table:table-cell>
        </table:table-row>
        <table:table-row>
          <table:table-cell table:style-name="Table3.A1" office:value-type="string">
            <text:p text:style-name="Default_5f_nt2">Related Commands</text:p>
          </table:table-cell>
          <table:table-cell table:style-name="Table3.A1" office:value-type="string">
            <text:p text:style-name="Standard">*TRG</text:p>
            <text:p text:style-name="Standard">INITialize:DLOG</text:p>
          </table:table-cell>
        </table:table-row>
      </table:table>
      <text:list xml:id="list222064020" text:continue-numbering="true" text:style-name="Outline">
        <text:list-item>
          <text:list>
            <text:list-item>
              <text:list>
                <text:list-item>
                  <text:h text:style-name="Heading_20_3" text:outline-level="3"><text:bookmark text:name="trig_dlog_sour"/>TRIGger:DLOG:SOURc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table-cell table:style-name="Table6.A1" office:value-type="string">
            <text:p text:style-name="Standard"/>
          </table:table-cell>
          <table:table-cell table:style-name="Table6.A1" office:value-type="string">
            <text:p text:style-name="P1">&lt;source&gt;</text:p>
          </table:table-cell>
          <table:table-cell table:style-name="Table6.A1" office:value-type="string">
            <text:p text:style-name="P3">Discrete</text:p>
          </table:table-cell>
          <table:table-cell table:style-name="Table6.A1" office:value-type="string">
            <text:p text:style-name="P4">BUS|IMM|MAN|PIN1|PIN2</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Default_5f_nt2"><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INITialize</text:p>
            <text:p text:style-name="P2">TRIGger[:SEQuence]:SOURce</text:p>
            <text:p text:style-name="P2">TRIGger:DLOG[: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9.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9.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9. TRIGger</dc:title>
    <meta:document-statistic meta:table-count="7" meta:image-count="0" meta:object-count="0" meta:page-count="3" meta:paragraph-count="157" meta:word-count="735" meta:character-count="5150"/>
    <meta:user-defined meta:name="WebPublish_HTML_Profile">EEZ (HTML)</meta:user-defined>
    <meta:user-defined meta:name="WebPublish_Post_PageId">95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